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automatic-styles>
    <style:style style:family="paragraph" style:name="a7d47fb" style:parent-style-name="Text_20_body">
      <style:text-properties style:font-name-complex="Arial"/>
    </style:style>
    <style:style style:family="text" style:name="a037d2e">
      <style:text-properties style:font-name-asian="Arial"/>
    </style:style>
    <style:style style:family="text" style:name="a252018">
      <style:text-properties fo:country="US" fo:language="en"/>
    </style:style>
    <style:style style:family="paragraph" style:name="a0e153d" style:parent-style-name="Text_20_body">
      <style:paragraph-properties fo:margin-left="0.0mm" fo:margin-right="0.0mm" fo:text-indent="0.0mm"/>
    </style:style>
    <style:style style:family="table-cell" style:name="a3ecb4e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77d33e" style:parent-style-name="Text_20_body">
      <style:paragraph-properties fo:margin-left="0.0mm" fo:margin-right="0.0mm" fo:text-indent="0.0mm"/>
    </style:style>
    <style:style style:family="table-cell" style:name="a347af1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c87a50" style:parent-style-name="Text_20_body">
      <style:paragraph-properties fo:margin-left="0.0mm" fo:margin-right="0.0mm" fo:text-indent="0.0mm"/>
    </style:style>
    <style:style style:family="table-cell" style:name="aef5f56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table-cell" style:name="ae050c5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dc5a9a" style:parent-style-name="Text_20_body">
      <style:paragraph-properties fo:margin-left="0.0mm" fo:margin-right="0.0mm" fo:text-indent="0.0mm"/>
      <style:text-properties fo:country="US" fo:language="en"/>
    </style:style>
    <style:style style:family="table-cell" style:name="a248354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a26fa6" style:parent-style-name="Text_20_body">
      <style:paragraph-properties fo:margin-left="0.0mm" fo:margin-right="0.0mm" fo:text-indent="0.0mm"/>
    </style:style>
    <style:style style:family="table-cell" style:name="a8a336c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b3a2a7" style:parent-style-name="Text_20_body">
      <style:paragraph-properties fo:margin-left="0.0mm" fo:margin-right="0.0mm" fo:text-indent="0.0mm"/>
    </style:style>
    <style:style style:family="table-cell" style:name="a5583d4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7b84c5" style:parent-style-name="Text_20_body">
      <style:paragraph-properties fo:margin-left="0.0mm" fo:margin-right="0.0mm" fo:text-indent="0.0mm"/>
    </style:style>
    <style:style style:family="table-cell" style:name="a0d7b12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eeff41" style:parent-style-name="Text_20_body">
      <style:paragraph-properties fo:margin-left="0.0mm" fo:margin-right="0.0mm" fo:text-indent="0.0mm"/>
    </style:style>
    <style:style style:family="table-cell" style:name="afd5362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6c284c" style:parent-style-name="Text_20_body">
      <style:paragraph-properties fo:margin-left="0.0mm" fo:margin-right="0.0mm" fo:text-indent="0.0mm"/>
    </style:style>
    <style:style style:family="table-cell" style:name="a940c2b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793e3d" style:parent-style-name="Text_20_body">
      <style:paragraph-properties fo:margin-left="0.0mm" fo:margin-right="0.0mm" fo:text-indent="0.0mm"/>
    </style:style>
    <style:style style:family="table-cell" style:name="a3c0938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2d93fa" style:parent-style-name="Text_20_body">
      <style:paragraph-properties fo:margin-left="0.0mm" fo:margin-right="0.0mm" fo:text-indent="0.0mm"/>
    </style:style>
    <style:style style:family="table-cell" style:name="a8a8029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table-column" style:name="a2883b6">
      <style:table-column-properties style:rel-column-width="36*"/>
    </style:style>
    <style:style style:family="table-column" style:name="a51a4e7">
      <style:table-column-properties style:rel-column-width="12*"/>
    </style:style>
    <style:style style:family="table-column" style:name="a8fa35a">
      <style:table-column-properties style:rel-column-width="10*"/>
    </style:style>
    <style:style style:family="table-column" style:name="a9531f9">
      <style:table-column-properties style:rel-column-width="42*"/>
    </style:style>
    <style:style style:family="table" style:name="ad8b83e">
      <style:table-properties fo:margin-left="-1.91mm" style:width="15.748cm" table:align="left"/>
    </style:style>
    <style:style style:family="paragraph" style:list-style-name="WW8Num7" style:name="a3f5221" style:parent-style-name="Text_20_body">
      <style:paragraph-properties>
        <style:tab-stops>
          <style:tab-stop style:position="1.27cm"/>
        </style:tab-stops>
      </style:paragraph-properties>
      <style:text-properties fo:font-weight="bold" style:font-weight-asian="bold"/>
    </style:style>
    <style:style style:family="paragraph" style:list-style-name="WW8Num7" style:name="a3b8601" style:parent-style-name="Text_20_body">
      <style:paragraph-properties/>
      <style:text-properties fo:font-weight="bold" style:font-size-asian="9.0pt" style:font-weight-asian="bold"/>
    </style:style>
    <style:style style:family="text" style:name="ad8548d">
      <style:text-properties fo:country="US" fo:language="en" style:text-underline-style="solid"/>
    </style:style>
    <style:style style:family="text" style:name="abdcea3">
      <style:text-properties style:text-underline-style="solid"/>
    </style:style>
    <style:style style:family="text" style:name="a463588">
      <style:text-properties fo:country="US" fo:language="en" style:text-underline-style="solid"/>
    </style:style>
    <style:style style:family="text" style:name="a6ef04b">
      <style:text-properties style:text-underline-style="solid"/>
    </style:style>
    <style:style style:family="text" style:name="a8e2178">
      <style:text-properties fo:country="US" fo:language="en" style:text-underline-style="solid"/>
    </style:style>
    <style:style style:family="text" style:name="ac2bf34">
      <style:text-properties style:text-underline-style="solid"/>
    </style:style>
    <style:style style:family="text" style:name="ac9f093">
      <style:text-properties style:text-underline-style="solid"/>
    </style:style>
    <style:style style:family="paragraph" style:list-style-name="WW8Num7" style:name="a12c8be" style:parent-style-name="Text_20_body">
      <style:paragraph-properties/>
      <style:text-properties fo:font-weight="bold" style:font-size-asian="9.0pt" style:font-weight-asian="bold"/>
    </style:style>
    <style:style style:family="text" style:name="a8a6d9b">
      <style:text-properties fo:font-size="96.0pt"/>
    </style:style>
    <style:style style:family="paragraph" style:name="a4456aa" style:parent-style-name="Heading_20_1">
      <style:paragraph-properties/>
      <style:text-properties/>
    </style:style>
    <text:list-style style:name="WW8Num1">
      <text:list-level-style-bullet text:bullet-char="_" text:level="1">
        <style:list-level-properties text:list-level-position-and-space-mode="label-alignment">
          <style:list-level-label-alignment fo:margin-left="9.0mm" fo:text-indent="-3.0mm" text:label-followed-by="listtab" text:list-tab-stop-position="9.0mm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11">
      <text:list-level-style-number style:num-format="1" text:display-levels="1" text:level="1">
        <style:list-level-properties text:list-level-position-and-space-mode="label-alignment">
          <style:list-level-label-alignment fo:margin-left="12.51mm" fo:text-indent="-12.51mm" text:label-followed-by="listtab" text:list-tab-stop-position="12.51mm"/>
        </style:list-level-properties>
      </text:list-level-style-number>
      <text:list-level-style-number style:num-format="1" text:display-levels="2" text:level="2">
        <style:list-level-properties text:list-level-position-and-space-mode="label-alignment">
          <style:list-level-label-alignment fo:margin-left="13.0mm" fo:text-indent="-13.0mm" text:label-followed-by="listtab" text:list-tab-stop-position="13.0mm"/>
        </style:list-level-properties>
      </text:list-level-style-number>
      <text:list-level-style-number style:num-format="1" style:num-suffix="." text:display-levels="3" text:level="3">
        <style:list-level-properties text:list-level-position-and-space-mode="label-alignment">
          <style:list-level-label-alignment fo:margin-left="21.59mm" fo:text-indent="-8.89mm" text:label-followed-by="listtab" text:list-tab-stop-position="21.59mm"/>
        </style:list-level-properties>
      </text:list-level-style-number>
      <text:list-level-style-number style:num-format="1" style:num-suffix="." text:display-levels="4" text:level="4">
        <style:list-level-properties text:list-level-position-and-space-mode="label-alignment">
          <style:list-level-label-alignment fo:margin-left="30.48mm" fo:text-indent="-11.43mm" text:label-followed-by="listtab" text:list-tab-stop-position="31.75mm"/>
        </style:list-level-properties>
      </text:list-level-style-number>
      <text:list-level-style-number style:num-format="1" style:num-suffix="." text:display-levels="5" text:level="5">
        <style:list-level-properties text:list-level-position-and-space-mode="label-alignment">
          <style:list-level-label-alignment fo:margin-left="39.37mm" fo:text-indent="-13.97mm" text:label-followed-by="listtab" text:list-tab-stop-position="44.45mm"/>
        </style:list-level-properties>
      </text:list-level-style-number>
      <text:list-level-style-number style:num-format="1" style:num-suffix="." text:display-levels="6" text:level="6">
        <style:list-level-properties text:list-level-position-and-space-mode="label-alignment">
          <style:list-level-label-alignment fo:margin-left="48.26mm" fo:text-indent="-16.51mm" text:label-followed-by="listtab" text:list-tab-stop-position="50.8mm"/>
        </style:list-level-properties>
      </text:list-level-style-number>
      <text:list-level-style-number style:num-format="1" style:num-suffix="." text:display-levels="7" text:level="7">
        <style:list-level-properties text:list-level-position-and-space-mode="label-alignment">
          <style:list-level-label-alignment fo:margin-left="57.15mm" fo:text-indent="-19.05mm" text:label-followed-by="listtab" text:list-tab-stop-position="63.5mm"/>
        </style:list-level-properties>
      </text:list-level-style-number>
      <text:list-level-style-number style:num-format="1" style:num-suffix="." text:display-levels="8" text:level="8">
        <style:list-level-properties text:list-level-position-and-space-mode="label-alignment">
          <style:list-level-label-alignment fo:margin-left="66.04mm" fo:text-indent="-21.59mm" text:label-followed-by="listtab" text:list-tab-stop-position="69.85mm"/>
        </style:list-level-properties>
      </text:list-level-style-number>
      <text:list-level-style-number style:num-format="1" style:num-suffix="." text:display-levels="9" text:level="9">
        <style:list-level-properties text:list-level-position-and-space-mode="label-alignment">
          <style:list-level-label-alignment fo:margin-left="76.2mm" fo:text-indent="-25.4mm" text:label-followed-by="listtab" text:list-tab-stop-position="82.55mm"/>
        </style:list-level-properties>
      </text:list-level-style-number>
    </text:list-style>
    <text:list-style style:name="WW8Num3">
      <text:list-level-style-number style:num-format="i" style:num-suffix="." text:display-levels="1" text:level="1">
        <style:list-level-properties text:list-level-position-and-space-mode="label-alignment">
          <style:list-level-label-alignment fo:margin-left="15.91mm" fo:text-indent="-5.31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12">
      <text:list-level-style-number style:num-format="i" style:num-suffix="." text:display-levels="1" text:level="1">
        <style:list-level-properties text:list-level-position-and-space-mode="label-alignment">
          <style:list-level-label-alignment fo:margin-left="23.9mm" fo:text-indent="-5.29mm" text:label-followed-by="listtab" text:list-tab-stop-position="23.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2">
      <text:list-level-style-number style:num-format="a" style:num-suffix="." text:display-levels="1" text:level="1">
        <style:list-level-properties text:list-level-position-and-space-mode="label-alignment">
          <style:list-level-label-alignment fo:margin-left="10.6mm" fo:text-indent="-5.29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5">
      <text:list-level-style-number style:num-format="1" style:num-suffix="." text:display-levels="1" text:level="1">
        <style:list-level-properties text:list-level-position-and-space-mode="label-alignment">
          <style:list-level-label-alignment fo:margin-left="7.5mm" fo:text-indent="-7.5mm" text:label-followed-by="listtab" text:list-tab-stop-position="7.5mm"/>
        </style:list-level-properties>
      </text:list-level-style-number>
      <text:list-level-style-number style:num-format="1" text:display-levels="2" text:level="2">
        <style:list-level-properties text:list-level-position-and-space-mode="label-alignment">
          <style:list-level-label-alignment fo:margin-left="11.99mm" fo:text-indent="-11.99mm" text:label-followed-by="listtab" text:list-tab-stop-position="11.99mm"/>
        </style:list-level-properties>
      </text:list-level-style-number>
      <text:list-level-style-number style:num-format="1" text:display-levels="3" text:level="3">
        <style:list-level-properties text:list-level-position-and-space-mode="label-alignment">
          <style:list-level-label-alignment fo:margin-left="13.0mm" fo:text-indent="-13.0mm" text:label-followed-by="listtab" text:list-tab-stop-position="13.0mm"/>
        </style:list-level-properties>
      </text:list-level-style-number>
      <text:list-level-style-number style:num-format="1" text:display-levels="4" text:level="4">
        <style:list-level-properties text:list-level-position-and-space-mode="label-alignment">
          <style:list-level-label-alignment fo:margin-left="15.24mm" fo:text-indent="-15.24mm" text:label-followed-by="listtab" text:list-tab-stop-position="15.24mm"/>
        </style:list-level-properties>
      </text:list-level-style-number>
      <text:list-level-style-number style:num-format="1" text:display-levels="5" text:level="5">
        <style:list-level-properties text:list-level-position-and-space-mode="label-alignment">
          <style:list-level-label-alignment fo:margin-left="17.78mm" fo:text-indent="-17.78mm" text:label-followed-by="listtab" text:list-tab-stop-position="17.78mm"/>
        </style:list-level-properties>
      </text:list-level-style-number>
      <text:list-level-style-number style:num-format="1" text:display-levels="6" text:level="6">
        <style:list-level-properties text:list-level-position-and-space-mode="label-alignment">
          <style:list-level-label-alignment fo:margin-left="20.32mm" fo:text-indent="-20.32mm" text:label-followed-by="listtab" text:list-tab-stop-position="20.32mm"/>
        </style:list-level-properties>
      </text:list-level-style-number>
      <text:list-level-style-number style:num-format="1" text:display-levels="7" text:level="7">
        <style:list-level-properties text:list-level-position-and-space-mode="label-alignment">
          <style:list-level-label-alignment fo:margin-left="22.86mm" fo:text-indent="-22.86mm" text:label-followed-by="listtab" text:list-tab-stop-position="22.86mm"/>
        </style:list-level-properties>
      </text:list-level-style-number>
      <text:list-level-style-number style:num-format="1" text:display-levels="8" text:level="8">
        <style:list-level-properties text:list-level-position-and-space-mode="label-alignment">
          <style:list-level-label-alignment fo:margin-left="25.4mm" fo:text-indent="-25.4mm" text:label-followed-by="listtab" text:list-tab-stop-position="25.4mm"/>
        </style:list-level-properties>
      </text:list-level-style-number>
      <text:list-level-style-number style:num-format="1" text:display-levels="9" text:level="9">
        <style:list-level-properties text:list-level-position-and-space-mode="label-alignment">
          <style:list-level-label-alignment fo:margin-left="27.94mm" fo:text-indent="-27.94mm" text:label-followed-by="listtab" text:list-tab-stop-position="27.94mm"/>
        </style:list-level-properties>
      </text:list-level-style-number>
    </text:list-style>
    <text:list-style style:name="WW8Num10">
      <text:list-level-style-number style:num-format="1" style:num-suffix="." text:display-levels="1" text:level="1">
        <style:list-level-properties text:list-level-position-and-space-mode="label-alignment">
          <style:list-level-label-alignment fo:margin-left="13.3mm" fo:text-indent="-5.29mm" text:label-followed-by="listtab" text:list-tab-stop-position="13.3mm"/>
        </style:list-level-properties>
      </text:list-level-style-number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4">
      <text:list-level-style-number style:num-format="a" style:num-suffix="." text:display-levels="1" text:level="1">
        <style:list-level-properties text:list-level-position-and-space-mode="label-alignment">
          <style:list-level-label-alignment fo:margin-left="18.61mm" fo:text-indent="-5.31mm" text:label-followed-by="listtab" text:list-tab-stop-position="18.6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7">
      <text:list-level-style-number style:num-format="1" text:display-levels="1" text:level="1">
        <style:list-level-properties text:list-level-position-and-space-mode="label-alignment">
          <style:list-level-label-alignment fo:margin-left="12.51mm" fo:text-indent="-12.51mm" text:label-followed-by="listtab" text:list-tab-stop-position="12.51mm"/>
        </style:list-level-properties>
      </text:list-level-style-number>
      <text:list-level-style-number style:num-format="1" text:display-levels="2" text:level="2">
        <style:list-level-properties text:list-level-position-and-space-mode="label-alignment">
          <style:list-level-label-alignment fo:margin-left="13.0mm" fo:text-indent="-13.0mm" text:label-followed-by="listtab" text:list-tab-stop-position="13.0mm"/>
        </style:list-level-properties>
      </text:list-level-style-number>
      <text:list-level-style-number style:num-format="1" style:num-suffix="." text:display-levels="3" text:level="3">
        <style:list-level-properties text:list-level-position-and-space-mode="label-alignment">
          <style:list-level-label-alignment fo:margin-left="21.59mm" fo:text-indent="-8.89mm" text:label-followed-by="listtab" text:list-tab-stop-position="21.59mm"/>
        </style:list-level-properties>
      </text:list-level-style-number>
      <text:list-level-style-number style:num-format="1" style:num-suffix="." text:display-levels="4" text:level="4">
        <style:list-level-properties text:list-level-position-and-space-mode="label-alignment">
          <style:list-level-label-alignment fo:margin-left="30.48mm" fo:text-indent="-11.43mm" text:label-followed-by="listtab" text:list-tab-stop-position="31.75mm"/>
        </style:list-level-properties>
      </text:list-level-style-number>
      <text:list-level-style-number style:num-format="1" style:num-suffix="." text:display-levels="5" text:level="5">
        <style:list-level-properties text:list-level-position-and-space-mode="label-alignment">
          <style:list-level-label-alignment fo:margin-left="39.37mm" fo:text-indent="-13.97mm" text:label-followed-by="listtab" text:list-tab-stop-position="44.45mm"/>
        </style:list-level-properties>
      </text:list-level-style-number>
      <text:list-level-style-number style:num-format="1" style:num-suffix="." text:display-levels="6" text:level="6">
        <style:list-level-properties text:list-level-position-and-space-mode="label-alignment">
          <style:list-level-label-alignment fo:margin-left="48.26mm" fo:text-indent="-16.51mm" text:label-followed-by="listtab" text:list-tab-stop-position="50.8mm"/>
        </style:list-level-properties>
      </text:list-level-style-number>
      <text:list-level-style-number style:num-format="1" style:num-suffix="." text:display-levels="7" text:level="7">
        <style:list-level-properties text:list-level-position-and-space-mode="label-alignment">
          <style:list-level-label-alignment fo:margin-left="57.15mm" fo:text-indent="-19.05mm" text:label-followed-by="listtab" text:list-tab-stop-position="63.5mm"/>
        </style:list-level-properties>
      </text:list-level-style-number>
      <text:list-level-style-number style:num-format="1" style:num-suffix="." text:display-levels="8" text:level="8">
        <style:list-level-properties text:list-level-position-and-space-mode="label-alignment">
          <style:list-level-label-alignment fo:margin-left="66.04mm" fo:text-indent="-21.59mm" text:label-followed-by="listtab" text:list-tab-stop-position="69.85mm"/>
        </style:list-level-properties>
      </text:list-level-style-number>
      <text:list-level-style-number style:num-format="1" style:num-suffix="." text:display-levels="9" text:level="9">
        <style:list-level-properties text:list-level-position-and-space-mode="label-alignment">
          <style:list-level-label-alignment fo:margin-left="76.2mm" fo:text-indent="-25.4mm" text:label-followed-by="listtab" text:list-tab-stop-position="82.55mm"/>
        </style:list-level-properties>
      </text:list-level-style-number>
    </text:list-style>
    <text:list-style style:name="WW8Num6">
      <text:list-level-style-bullet text:bullet-char="_" text:level="1">
        <style:list-level-properties text:list-level-position-and-space-mode="label-alignment">
          <style:list-level-label-alignment fo:margin-left="3.0mm" fo:text-indent="-3.0mm" text:label-followed-by="listtab" text:list-tab-stop-position="3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9">
      <text:list-level-style-bullet text:bullet-char="_" text:level="1">
        <style:list-level-properties text:list-level-position-and-space-mode="label-alignment">
          <style:list-level-label-alignment fo:margin-left="6.0mm" fo:text-indent="-3.0mm" text:label-followed-by="listtab" text:list-tab-stop-position="6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8">
      <text:list-level-style-number style:num-format="1" style:num-suffix="." text:display-levels="1" text:level="1">
        <style:list-level-properties text:list-level-position-and-space-mode="label-alignment">
          <style:list-level-label-alignment fo:margin-left="5.31mm" fo:text-indent="-5.31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30.41mm" fo:text-indent="-6.35mm" text:label-followed-by="listtab" text:list-tab-stop-position="30.41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43.11mm" fo:text-indent="-3.18mm" text:label-followed-by="listtab" text:list-tab-stop-position="43.1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5.81mm" fo:text-indent="-6.35mm" text:label-followed-by="listtab" text:list-tab-stop-position="55.81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8.51mm" fo:text-indent="-6.35mm" text:label-followed-by="listtab" text:list-tab-stop-position="68.51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81.21mm" fo:text-indent="-3.18mm" text:label-followed-by="listtab" text:list-tab-stop-position="81.21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93.91mm" fo:text-indent="-6.35mm" text:label-followed-by="listtab" text:list-tab-stop-position="93.91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6.61mm" fo:text-indent="-6.35mm" text:label-followed-by="listtab" text:list-tab-stop-position="106.61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9.31mm" fo:text-indent="-3.18mm" text:label-followed-by="listtab" text:list-tab-stop-position="119.31mm"/>
        </style:list-level-properties>
      </text:list-level-style-number>
    </text:list-style>
    <style:style style:family="text" style:name="a668188">
      <style:text-properties fo:country="US" fo:language="en" style:font-name-asian="Arial"/>
    </style:style>
  </office:automatic-styles>
  <office:body>
    <office:text>
      <text:p text:style-name="a4456aa"><text:span text:style-name="a8a6d9b">dummdidum</text:span></text:p>
      <text:list text:continue-numbering="true" text:style-name="WW8Num7" xml:id="list33640001">
        <text:list-item>
          <text:p text:style-name="a12c8be">quakmitsosse</text:p>
        </text:list-item>
      </text:list>
      <text:p text:style-name="AngabeErsteSeite">wer<text:tab/><text:span text:style-name="ac9f093">     </text:span><text:span text:style-name="ac2bf34"><text:variable-input style:data-style-name="" text:description="Kunden (nicht Projekt) eingeben …" text:display="none" text:name="Client"/></text:span></text:p>
      <text:p text:style-name="AngabeErsteSeite">wer<text:tab/><text:span text:style-name="a8e2178">     </text:span><text:variable-input style:data-style-name="" text:description="Projekt eingeben …" text:display="none" text:name="Project"/></text:p>
      <text:p text:style-name="AngabeErsteSeite">wer<text:tab/><text:span text:style-name="a6ef04b"><text:variable-input style:data-style-name="" text:description="Autor eingeben " text:display="none" text:name="Author"/></text:span><text:span text:style-name="a463588">     </text:span></text:p>
      <text:p text:style-name="AngabeErsteSeite">wer<text:tab/><text:span text:style-name="abdcea3"><text:variable-input style:data-style-name="" text:description="Datum eingeben …" text:display="none" text:name="Date"/></text:span><text:span text:style-name="ad8548d">     </text:span></text:p>
      <text:p text:style-name="Text_20_body"/>
      <text:list text:continue-numbering="true" text:style-name="WW8Num7" xml:id="list33648633">
        <text:list-item>
          <text:p text:style-name="a3b8601">lalala</text:p>
        </text:list-item>
      </text:list>
      <text:list text:continue-numbering="true" text:style-name="WW8Num7" xml:id="list33648633">
        <text:list-item>
          <text:list>
            <text:list-item>
              <text:p text:style-name="a3f5221">uiui</text:p>
            </text:list-item>
          </text:list>
        </text:list-item>
      </text:list>
      <table:table table:style-name="ad8b83e">
        <table:table-column table:style-name="a9531f9"/>
        <table:table-column table:style-name="a8fa35a"/>
        <table:table-column table:style-name="a51a4e7"/>
        <table:table-column table:style-name="a2883b6"/>
        <table:table-row>
          <table:table-cell table:style-name="a8a8029">
            <text:p text:style-name="a2d93fa"/>
          </table:table-cell>
          <table:table-cell table:style-name="a3c0938">
            <text:p text:style-name="a793e3d">Ja</text:p>
          </table:table-cell>
          <table:table-cell table:style-name="a940c2b">
            <text:p text:style-name="a6c284c">Nein</text:p>
          </table:table-cell>
          <table:table-cell table:style-name="afd5362">
            <text:p text:style-name="aeeff41">Bemerkung</text:p>
          </table:table-cell>
        </table:table-row>
        <table:table-row>
          <table:table-cell table:style-name="a0d7b12">
            <text:p text:style-name="a7b84c5">asd</text:p>
          </table:table-cell>
          <table:table-cell table:style-name="a5583d4">
            <text:p text:style-name="ab3a2a7"/>
          </table:table-cell>
          <table:table-cell table:style-name="a8a336c">
            <text:p text:style-name="aa26fa6"/>
          </table:table-cell>
          <table:table-cell table:style-name="a248354">
            <text:p text:style-name="adc5a9a"/>
          </table:table-cell>
        </table:table-row>
        <table:table-row>
          <table:table-cell table:style-name="ae050c5">
            <text:p text:style-name="Text_20_body">asd</text:p>
          </table:table-cell>
          <table:table-cell table:style-name="aef5f56">
            <text:p text:style-name="ac87a50"/>
          </table:table-cell>
          <table:table-cell table:style-name="a347af1">
            <text:p text:style-name="a77d33e"/>
          </table:table-cell>
          <table:table-cell table:style-name="a3ecb4e">
            <text:p text:style-name="a0e153d"><text:span text:style-name="a668188">  </text:span><text:span text:style-name="a037d2e">  </text:span> </text:p>
          </table:table-cell>
        </table:table-row>
      </table:table>
      <text:p text:style-name="a7d47fb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styles>
    <style:default-style style:family="paragraph">
      <style:paragraph-properties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  <style:style style:family="paragraph" style:name="Standard" style:parent-style-name="default_paragraph_style">
      <style:paragraph-properties style:line-height-at-least="4.94mm"/>
      <style:text-properties fo:country="DE" fo:font-size="9.0pt" fo:language="de" style:font-name="Arial" style:font-name-asian="Times New Roman" style:font-name-complex="Arial" style:font-size-asian="9.0pt" style:use-window-font-color="true"/>
    </style:style>
    <style:style style:display-name="Text body" style:family="paragraph" style:name="Text_20_body" style:parent-style-name="Standard">
      <style:paragraph-properties fo:margin-bottom="2.12mm" fo:margin-left="0.0mm" fo:margin-right="33.3mm" fo:margin-top="0.0mm" fo:text-indent="0.0mm" style:line-height-at-least="4.94mm"/>
      <style:text-properties style:font-name="Arial" style:font-name-complex="Arial" style:font-size-asian="8.0pt"/>
    </style:style>
    <style:style style:family="paragraph" style:name="Adresse" style:parent-style-name="Text_20_body">
      <style:paragraph-properties fo:margin-bottom="0.0mm" fo:margin-top="0.0mm" style:line-height-at-least="4.23mm">
        <style:tab-stops>
          <style:tab-stop style:position="1.801cm"/>
        </style:tab-stops>
      </style:paragraph-properties>
    </style:style>
    <style:style style:display-name="Table Contents" style:family="paragraph" style:name="Table_20_Contents" style:parent-style-name="Standard"/>
    <style:style style:family="paragraph" style:name="Index" style:parent-style-name="Standard">
      <style:text-properties style:font-name-complex="FreeSans1" style:font-size-asian="12.0pt"/>
    </style:style>
    <style:style style:family="paragraph" style:name="Table" style:parent-style-name="Text_20_body">
      <style:paragraph-properties fo:margin-bottom="1.41mm" fo:margin-left="0.0mm" fo:margin-right="0.0mm" fo:margin-top="0.71mm" fo:text-indent="0.0mm"/>
    </style:style>
    <style:style style:display-name="Tabelle rechts" style:family="paragraph" style:name="Tabelle_20_rechts" style:parent-style-name="Table">
      <style:paragraph-properties fo:text-align="right"/>
    </style:style>
    <style:style style:family="paragraph" style:name="Aufzählungszeichen" style:parent-style-name="Text_20_body">
      <style:paragraph-properties fo:margin-bottom="0.71mm" fo:margin-top="1.41mm"/>
    </style:style>
    <style:style style:display-name="Numbering 1" style:family="paragraph" style:name="Numbering_20_1" style:parent-style-name="Aufzählungszeichen"/>
    <style:style style:display-name="Nummerierung 1 folgende" style:family="paragraph" style:name="Nummerierung_20_1_20_folgende" style:parent-style-name="Numbering_20_1">
      <style:paragraph-properties fo:margin-bottom="0.71mm" fo:margin-left="5.31mm" fo:margin-right="0.0mm" fo:margin-top="0.0mm" fo:text-indent="0.0mm"/>
    </style:style>
    <style:style style:display-name="Numbering 2" style:family="paragraph" style:name="Numbering_20_2" style:parent-style-name="Nummerierung_20_1_20_folgende"/>
    <style:style style:display-name="Nummerierung 2 folgende" style:family="paragraph" style:name="Nummerierung_20_2_20_folgende" style:parent-style-name="Numbering_20_2">
      <style:paragraph-properties fo:margin-left="10.6mm" fo:margin-right="0.0mm" fo:text-indent="0.0mm"/>
    </style:style>
    <style:style style:display-name="Tabelle Preis" style:family="paragraph" style:name="Tabelle_20_Preis" style:parent-style-name="Standard">
      <style:paragraph-properties fo:margin-bottom="1.41mm" fo:margin-left="-0.19mm" fo:margin-right="2.2mm" fo:margin-top="0.71mm" fo:text-align="right" fo:text-indent="0.0mm"/>
      <style:text-properties style:font-size-asian="8.0pt"/>
    </style:style>
    <style:style style:display-name="Zitat Absatz" style:family="paragraph" style:name="Zitat_20_Absatz" style:parent-style-name="Text_20_body">
      <style:paragraph-properties fo:margin-left="9.53mm" fo:margin-right="33.3mm" fo:text-indent="0.0mm"/>
    </style:style>
    <style:style style:family="paragraph" style:name="List" style:parent-style-name="Text_20_body">
      <style:text-properties style:font-name-complex="FreeSans1" style:font-size-asian="12.0pt"/>
    </style:style>
    <style:style style:display-name="Tabelle Fett" style:family="paragraph" style:name="Tabelle_20_Fett" style:parent-style-name="Standard">
      <style:paragraph-properties fo:margin-bottom="0.71mm" fo:margin-left="-0.19mm" fo:margin-right="0.0mm" fo:margin-top="1.41mm" fo:text-indent="0.0mm"/>
      <style:text-properties fo:font-weight="bold" style:font-size-asian="8.0pt" style:font-weight-asian="bold"/>
    </style:style>
    <style:style style:display-name="Tabelle Aufzählung" style:family="paragraph" style:name="Tabelle_20_Aufzählung" style:parent-style-name="Aufzählungszeichen">
      <style:paragraph-properties fo:margin-bottom="1.41mm" fo:margin-left="0.0mm" fo:margin-right="0.0mm" fo:margin-top="0.71mm" fo:text-indent="0.0mm"/>
    </style:style>
    <style:style style:family="paragraph" style:name="Vertrag-Paragraph" style:next-style-name="Vertrag-Paragraph_20_folgende" style:parent-style-name="Text_20_body">
      <style:paragraph-properties fo:margin-left="8.01mm" fo:margin-right="33.3mm" fo:text-indent="-8.01mm">
        <style:tab-stops>
          <style:tab-stop style:position="0.801cm"/>
        </style:tab-stops>
      </style:paragraph-properties>
      <style:text-properties fo:font-weight="bold" style:font-weight-asian="bold"/>
    </style:style>
    <style:style style:display-name="Einbettung Tabelle" style:family="paragraph" style:name="Einbettung_20_Tabelle" style:next-style-name="Text_20_body" style:parent-style-name="Text_20_body">
      <style:paragraph-properties fo:margin-left="3.18mm" fo:margin-right="1.23mm" fo:text-indent="0.0mm"/>
    </style:style>
    <style:style style:display-name="Aufzählungszeichen 2" style:family="paragraph" style:name="Aufzählungszeichen_20_2" style:parent-style-name="Aufzählungszeichen"/>
    <style:style style:display-name="Aufzählungszeichen 3" style:family="paragraph" style:name="Aufzählungszeichen_20_3" style:parent-style-name="Aufzählungszeichen_20_2"/>
    <style:style style:display-name="Heading 8" style:family="paragraph" style:name="Heading_20_8" style:next-style-name="Standard" style:parent-style-name="Standard">
      <style:paragraph-properties fo:margin-bottom="1.06mm" fo:margin-top="4.23mm"/>
      <style:text-properties style:font-style-complex="italic"/>
    </style:style>
    <style:style style:display-name="Heading 9" style:family="paragraph" style:name="Heading_20_9" style:next-style-name="Standard" style:parent-style-name="Standard">
      <style:paragraph-properties fo:margin-bottom="1.06mm" fo:margin-top="4.23mm"/>
      <style:text-properties style:font-name-complex="Arial" style:font-size-asian="11.0pt"/>
    </style:style>
    <style:style style:family="paragraph" style:name="SourceAbsatz" style:parent-style-name="Text_20_body">
      <style:paragraph-properties fo:margin-left="0.0mm" fo:margin-right="4.39mm" fo:text-indent="0.0mm">
        <style:tab-stops>
          <style:tab-stop style:position="0.651cm"/>
          <style:tab-stop style:position="1.3cm"/>
          <style:tab-stop style:position="1.951cm"/>
          <style:tab-stop style:position="2.6cm"/>
          <style:tab-stop style:position="3.251cm"/>
          <style:tab-stop style:position="3.9cm"/>
          <style:tab-stop style:position="4.551cm"/>
          <style:tab-stop style:position="5.2cm"/>
          <style:tab-stop style:position="5.851cm"/>
          <style:tab-stop style:position="6.502cm"/>
        </style:tab-stops>
      </style:paragraph-properties>
      <style:text-properties fo:country="GB" fo:font-size="10.0pt" fo:language="en" style:font-name="Courier New" style:font-name-complex="Courier New" style:font-size-asian="10.0pt"/>
    </style:style>
    <style:style style:display-name="Heading 6" style:family="paragraph" style:name="Heading_20_6" style:next-style-name="Standard" style:parent-style-name="Standard">
      <style:paragraph-properties fo:margin-bottom="1.06mm" fo:margin-top="4.23mm"/>
      <style:text-properties fo:color="#999999" fo:font-weight="bold" style:font-name="Arial" style:font-name-complex="Arial" style:font-size-asian="11.0pt" style:font-weight-asian="bold" style:font-weight-complex="bold"/>
    </style:style>
    <style:style style:family="paragraph" style:name="Heading" style:next-style-name="Text_20_body" style:parent-style-name="Standard">
      <style:paragraph-properties fo:margin-bottom="2.82mm" fo:margin-top="4.23mm" style:line-height-at-least="5.64mm"/>
      <style:text-properties fo:font-size="15.0pt" fo:letter-spacing="-0.11mm" style:font-name-complex="Arial" style:font-size-asian="15.0pt" style:font-weight-complex="bold"/>
    </style:style>
    <style:style style:family="paragraph" style:name="Gliederungstitel" style:next-style-name="Text_20_body" style:parent-style-name="Heading">
      <style:paragraph-properties fo:margin-bottom="4.23mm" fo:margin-top="4.23mm" style:line-height-at-least="5.64mm"/>
      <style:text-properties fo:font-size="14.0pt" style:font-size-asian="14.0pt"/>
    </style:style>
    <style:style style:display-name="Heading 7" style:family="paragraph" style:name="Heading_20_7" style:next-style-name="Standard" style:parent-style-name="Standard">
      <style:paragraph-properties fo:margin-bottom="1.06mm" fo:margin-top="4.23mm"/>
    </style:style>
    <style:style style:display-name="Heading 4" style:family="paragraph" style:name="Heading_20_4" style:next-style-name="Text_20_body" style:parent-style-name="Text_20_body">
      <style:paragraph-properties fo:margin-bottom="2.12mm" fo:margin-top="4.23mm"/>
      <style:text-properties fo:country="GB" fo:language="en" style:font-size-asian="8.5pt" style:font-weight-complex="bold"/>
    </style:style>
    <style:style style:display-name="Heading 5" style:family="paragraph" style:name="Heading_20_5" style:next-style-name="Text_20_body" style:parent-style-name="Text_20_body">
      <style:paragraph-properties fo:line-height="4.23mm" fo:margin-bottom="2.12mm" fo:margin-top="4.23mm"/>
      <style:text-properties style:text-underline-style="solid"/>
    </style:style>
    <style:style style:default-outline-level="2" style:display-name="Heading 2" style:family="paragraph" style:name="Heading_20_2" style:next-style-name="Text_20_body" style:parent-style-name="Standard">
      <style:paragraph-properties fo:margin-bottom="2.12mm" fo:margin-top="4.23mm"/>
      <style:text-properties fo:font-size="12.0pt" style:font-name="Arial" style:font-name-complex="Arial" style:font-size-asian="12.0pt" style:font-style-complex="italic" style:font-weight-complex="bold"/>
    </style:style>
    <style:style style:default-outline-level="3" style:display-name="Heading 3" style:family="paragraph" style:name="Heading_20_3" style:next-style-name="Text_20_body" style:parent-style-name="Text_20_body">
      <style:paragraph-properties fo:margin-bottom="1.06mm" fo:margin-top="4.23mm"/>
      <style:text-properties fo:country="GB" fo:font-size="10.0pt" fo:language="en" style:font-name-complex="Arial" style:font-size-asian="10.0pt" style:font-weight-complex="bold"/>
    </style:style>
    <style:style style:default-outline-level="1" style:display-name="Heading 1" style:family="paragraph" style:name="Heading_20_1" style:next-style-name="Text_20_body" style:parent-style-name="Standard">
      <style:paragraph-properties fo:break-before="page" fo:line-height="5.64mm" fo:margin-bottom="2.82mm" fo:margin-top="4.23mm"/>
      <style:text-properties fo:font-size="14.0pt" fo:letter-spacing="-0.07mm" style:font-name="Arial" style:font-name-complex="Arial" style:font-size-asian="14.0pt" style:font-weight-complex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itel klein" style:family="paragraph" style:name="Titel_20_klein" style:next-style-name="Heading" style:parent-style-name="Heading">
      <style:paragraph-properties/>
      <style:text-properties fo:font-size="13.0pt" style:font-size-asian="13.0pt"/>
    </style:style>
    <style:style style:family="paragraph" style:name="Verteilerliste" style:parent-style-name="Standard">
      <style:paragraph-properties fo:margin-left="63.52mm" fo:margin-right="10.8mm" fo:text-indent="-41.31mm">
        <style:tab-stops>
          <style:tab-stop style:position="2.221cm"/>
          <style:tab-stop style:position="6.35cm"/>
          <style:tab-stop style:position="7.2cm"/>
        </style:tab-stops>
      </style:paragraph-properties>
      <style:text-properties fo:country="GB" fo:language="en" style:font-size-asian="8.0pt"/>
    </style:style>
    <style:style style:family="paragraph" style:name="AngabeErsteSeite" style:parent-style-name="Text_20_body">
      <style:paragraph-properties fo:margin-left="22.21mm" fo:margin-right="33.3mm" fo:text-indent="-22.21mm"/>
    </style:style>
    <style:style style:display-name="Aufzählung 1 folgende" style:family="paragraph" style:name="Aufzählung_20_1_20_folgende" style:parent-style-name="Aufzählungszeichen">
      <style:paragraph-properties fo:margin-bottom="0.71mm" fo:margin-left="3.0mm" fo:margin-right="0.0mm" fo:margin-top="0.0mm" fo:text-indent="0.0mm"/>
    </style:style>
    <style:style style:display-name="Aufzählung 2 folgende" style:family="paragraph" style:name="Aufzählung_20_2_20_folgende" style:parent-style-name="Aufzählung_20_1_20_folgende">
      <style:paragraph-properties fo:margin-left="6.0mm" fo:margin-right="0.0mm" fo:text-indent="0.0mm"/>
    </style:style>
    <style:style style:family="paragraph" style:name="KopfzeileAnfangAbstand" style:next-style-name="Header" style:parent-style-name="Standard">
      <style:paragraph-properties fo:margin-bottom="0.0mm" fo:margin-left="115.02mm" fo:margin-right="0.0mm" fo:margin-top="14.82mm" fo:text-indent="0.0mm" style:line-height-at-least="4.23mm"/>
      <style:text-properties fo:font-size="8.0pt" style:font-size-asian="8.0pt"/>
    </style:style>
    <style:style style:display-name="Tabelle Überschrift" style:family="paragraph" style:name="Tabelle_20_Überschrift" style:parent-style-name="Standard">
      <style:paragraph-properties fo:margin-bottom="1.41mm" fo:margin-left="-0.19mm" fo:margin-right="0.0mm" fo:margin-top="0.71mm" fo:text-indent="0.0mm"/>
      <style:text-properties fo:font-weight="bold" style:font-size-asian="8.5pt" style:font-weight-asian="bold"/>
    </style:style>
    <style:style style:display-name="Vertrag Nummerierung 2" style:family="paragraph" style:name="Vertrag_20_Nummerierung_20_2" style:parent-style-name="Aufzählungszeichen"/>
    <style:style style:family="paragraph" style:name="Unterschriften" style:next-style-name="Text_20_body" style:parent-style-name="Text_20_body">
      <style:paragraph-properties fo:margin-bottom="2.12mm" fo:margin-top="19.05mm">
        <style:tab-stops>
          <style:tab-stop style:position="6.001cm"/>
        </style:tab-stops>
      </style:paragraph-properties>
    </style:style>
    <style:style style:display-name="Überschrift 1 a" style:family="paragraph" style:name="Überschrift_20_1_20_a" style:next-style-name="Text_20_body" style:parent-style-name="Heading_20_1">
      <style:paragraph-properties/>
    </style:style>
    <style:style style:family="paragraph" style:name="Anlage" style:next-style-name="Text_20_body" style:parent-style-name="Text_20_body">
      <style:paragraph-properties fo:margin-bottom="2.12mm" fo:margin-top="7.06mm"/>
      <style:text-properties fo:font-weight="bold" style:font-weight-asian="bold"/>
    </style:style>
    <style:style style:family="paragraph" style:name="Salutation" style:next-style-name="Unterschriften" style:parent-style-name="Text_20_body">
      <style:paragraph-properties fo:margin-bottom="2.12mm" fo:margin-top="7.06mm"/>
    </style:style>
    <style:style style:display-name="Vertrag-Nummerierung 3" style:family="paragraph" style:name="Vertrag-Nummerierung_20_3" style:parent-style-name="Aufzählungszeichen"/>
    <style:style style:display-name="Vertrag-Nummerierung 3 folgende" style:family="paragraph" style:name="Vertrag-Nummerierung_20_3_20_folgende" style:parent-style-name="Vertrag-Nummerierung_20_3">
      <style:paragraph-properties fo:margin-left="23.9mm" fo:margin-right="0.0mm" fo:text-indent="0.0mm"/>
    </style:style>
    <style:style style:display-name="Tabelle Preis Summe" style:family="paragraph" style:name="Tabelle_20_Preis_20_Summe" style:parent-style-name="Tabelle_20_Preis">
      <style:text-properties fo:font-weight="bold" style:font-weight-asian="bold"/>
    </style:style>
    <style:style style:display-name="Contents 1" style:family="paragraph" style:name="Contents_20_1" style:next-style-name="Standard" style:parent-style-name="Standard">
      <style:paragraph-properties fo:margin-left="5.31mm" fo:margin-right="33.3mm" fo:text-indent="-5.31mm" style:line-height-at-least="4.94mm">
        <style:tab-stops>
          <style:tab-stop style:position="16.612cm" style:type="right"/>
        </style:tab-stops>
      </style:paragraph-properties>
      <style:text-properties style:font-style-complex="italic" style:font-weight-complex="bold"/>
    </style:style>
    <style:style style:family="paragraph" style:name="Sprechblasentext" style:parent-style-name="Standard">
      <style:text-properties fo:font-size="8.0pt" style:font-name="Tahoma" style:font-name-complex="Tahoma" style:font-size-asian="8.0pt"/>
    </style:style>
    <style:style style:display-name="Contents 2" style:family="paragraph" style:name="Contents_20_2" style:next-style-name="Standard" style:parent-style-name="Standard">
      <style:paragraph-properties fo:margin-left="15.91mm" fo:margin-right="0.0mm" fo:text-indent="-10.6mm" style:line-height-at-least="4.94mm">
        <style:tab-stops>
          <style:tab-stop style:position="16.612cm" style:type="right"/>
        </style:tab-stops>
      </style:paragraph-properties>
      <style:text-properties style:font-size-asian="11.0pt" style:font-weight-complex="bold"/>
    </style:style>
    <style:style style:family="paragraph" style:name="Dokumentstruktur" style:parent-style-name="Standard">
      <style:paragraph-properties fo:background-color="#000080"/>
      <style:text-properties fo:font-size="10.0pt" style:font-name="Tahoma" style:font-name-complex="Tahoma" style:font-size-asian="10.0pt"/>
    </style:style>
    <style:style style:display-name="Contents 3" style:family="paragraph" style:name="Contents_20_3" style:next-style-name="Standard" style:parent-style-name="Standard">
      <style:paragraph-properties fo:margin-left="30.41mm" fo:margin-right="0.0mm" fo:text-indent="-14.5mm" style:line-height-at-least="4.23mm">
        <style:tab-stops>
          <style:tab-stop style:position="16.612cm" style:type="right"/>
        </style:tab-stops>
      </style:paragraph-properties>
      <style:text-properties style:font-size-asian="10.0pt"/>
    </style:style>
    <style:style style:display-name="Contents 4" style:family="paragraph" style:name="Contents_20_4" style:next-style-name="Standard" style:parent-style-name="Standard">
      <style:paragraph-properties fo:margin-left="30.41mm" fo:margin-right="0.0mm" fo:text-indent="0.0mm" style:line-height-at-least="4.23mm">
        <style:tab-stops>
          <style:tab-stop style:position="3.701cm"/>
          <style:tab-stop style:position="16.612cm" style:type="right"/>
        </style:tab-stops>
      </style:paragraph-properties>
      <style:text-properties style:font-size-asian="10.0pt"/>
    </style:style>
    <style:style style:display-name="Contents 5" style:family="paragraph" style:name="Contents_20_5" style:next-style-name="Standard" style:parent-style-name="Standard">
      <style:paragraph-properties fo:margin-left="12.7mm" fo:margin-right="0.0mm" fo:text-indent="0.0mm"/>
      <style:text-properties fo:font-size="10.0pt" style:font-name="Times New Roman" style:font-name-complex="Times New Roman" style:font-size-asian="10.0pt"/>
    </style:style>
    <style:style style:family="paragraph" style:name="Abbildungsverzeichnis" style:next-style-name="Standard" style:parent-style-name="Standard">
      <style:paragraph-properties>
        <style:tab-stops>
          <style:tab-stop style:position="1.7cm"/>
          <style:tab-stop style:position="2.0cm"/>
          <style:tab-stop style:position="16.612cm" style:type="right"/>
        </style:tab-stops>
      </style:paragraph-properties>
      <style:text-properties style:font-name="Arial" style:font-name-complex="Arial"/>
    </style:style>
    <style:style style:display-name="Contents 6" style:family="paragraph" style:name="Contents_20_6" style:next-style-name="Standard" style:parent-style-name="Standard">
      <style:paragraph-properties fo:margin-left="15.88mm" fo:margin-right="0.0mm" fo:text-indent="0.0mm"/>
      <style:text-properties fo:font-size="10.0pt" style:font-name="Times New Roman" style:font-name-complex="Times New Roman" style:font-size-asian="10.0pt"/>
    </style:style>
    <style:style style:display-name="Tabelle Nummerierung" style:family="paragraph" style:name="Tabelle_20_Nummerierung" style:parent-style-name="Numbering_20_1">
      <style:paragraph-properties fo:margin-bottom="1.41mm" fo:margin-left="0.0mm" fo:margin-right="0.0mm" fo:margin-top="0.71mm" fo:text-indent="0.0mm"/>
    </style:style>
    <style:style style:display-name="Contents 7" style:family="paragraph" style:name="Contents_20_7" style:next-style-name="Standard" style:parent-style-name="Standard">
      <style:paragraph-properties fo:margin-left="19.05mm" fo:margin-right="0.0mm" fo:text-indent="0.0mm"/>
      <style:text-properties fo:font-size="10.0pt" style:font-name="Times New Roman" style:font-name-complex="Times New Roman" style:font-size-asian="10.0pt"/>
    </style:style>
    <style:style style:display-name="Contents 8" style:family="paragraph" style:name="Contents_20_8" style:next-style-name="Standard" style:parent-style-name="Standard">
      <style:paragraph-properties fo:margin-left="22.23mm" fo:margin-right="0.0mm" fo:text-indent="0.0mm"/>
      <style:text-properties fo:font-size="10.0pt" style:font-name="Times New Roman" style:font-name-complex="Times New Roman" style:font-size-asian="10.0pt"/>
    </style:style>
    <style:style style:display-name="Contents 9" style:family="paragraph" style:name="Contents_20_9" style:next-style-name="Standard" style:parent-style-name="Standard">
      <style:paragraph-properties fo:margin-left="25.4mm" fo:margin-right="0.0mm" fo:text-indent="0.0mm"/>
      <style:text-properties fo:font-size="10.0pt" style:font-name="Times New Roman" style:font-name-complex="Times New Roman" style:font-size-asian="10.0pt"/>
    </style:style>
    <style:style style:display-name="Bild eingefügt" style:family="paragraph" style:name="Bild_20_eingefügt" style:parent-style-name="Text_20_body">
      <style:paragraph-properties fo:line-height="100%" fo:margin-bottom="0.0mm" fo:margin-top="0.0mm"/>
      <style:text-properties fo:color="#ff00ff" fo:font-size="14.0pt" fo:font-style="italic" style:font-size-asian="14.0pt" style:font-style-asian="italic"/>
    </style:style>
    <style:style style:family="paragraph" style:name="TextkörperNachAufzählung" style:next-style-name="Text_20_body" style:parent-style-name="Text_20_body">
      <style:paragraph-properties fo:margin-bottom="2.12mm" fo:margin-top="2.12mm"/>
      <style:text-properties style:font-size-asian="8.0pt"/>
    </style:style>
    <style:style style:display-name="Vertrag-Paragraph folgende" style:family="paragraph" style:name="Vertrag-Paragraph_20_folgende" style:parent-style-name="Vertrag-Paragraph">
      <style:paragraph-properties fo:margin-left="8.01mm" fo:margin-right="33.3mm" fo:text-indent="0.0mm"/>
      <style:text-properties fo:font-weight="normal" style:font-weight-asian="normal"/>
    </style:style>
    <style:style style:family="paragraph" style:name="Footnote" style:parent-style-name="Standard">
      <style:paragraph-properties fo:line-height="3.88mm" fo:margin-left="3.19mm" fo:margin-right="0.0mm" fo:text-indent="-3.19mm"/>
    </style:style>
    <style:style style:family="paragraph" style:name="Betreff" style:parent-style-name="Text_20_body">
      <style:paragraph-properties fo:margin-left="0.0mm" fo:margin-right="4.39mm" fo:text-indent="0.0mm"/>
    </style:style>
    <style:style style:family="paragraph" style:name="Memo-Gliederung" style:next-style-name="Text_20_body" style:parent-style-name="Text_20_body">
      <style:paragraph-properties fo:margin-bottom="2.12mm" fo:margin-top="2.12mm"/>
      <style:text-properties fo:font-size="12.0pt" style:font-size-asian="12.0pt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family="paragraph" style:name="Caption" style:next-style-name="Text_20_body" style:parent-style-name="Standard">
      <style:paragraph-properties fo:margin-bottom="4.23mm" fo:margin-top="4.23mm"/>
      <style:text-properties style:font-name="Arial" style:font-name-complex="Arial" style:font-size-asian="10.0pt" style:font-weight-complex="bold"/>
    </style:style>
    <style:style style:family="paragraph" style:name="Zwischentitel" style:next-style-name="Text_20_body" style:parent-style-name="Heading">
      <style:paragraph-properties/>
      <style:text-properties fo:font-size="12.0pt" style:font-size-asian="12.0pt"/>
    </style:style>
    <style:style style:display-name="Numbering 3" style:family="paragraph" style:name="Numbering_20_3" style:parent-style-name="Numbering_20_2">
      <style:paragraph-properties>
        <style:tab-stops>
          <style:tab-stop style:position="1.651cm"/>
        </style:tab-stops>
      </style:paragraph-properties>
    </style:style>
    <style:style style:family="paragraph" style:name="Anrede" style:next-style-name="Text_20_body" style:parent-style-name="Text_20_body">
      <style:paragraph-properties fo:margin-bottom="4.23mm" fo:margin-top="0.0mm"/>
    </style:style>
    <style:style style:display-name="Vertrag-Nummerierung 1" style:family="paragraph" style:name="Vertrag-Nummerierung_20_1" style:parent-style-name="Aufzählungszeichen"/>
    <style:style style:display-name="Vertrag-Nummerierung 1 folgende" style:family="paragraph" style:name="Vertrag-Nummerierung_20_1_20_folgende" style:parent-style-name="Vertrag-Nummerierung_20_1">
      <style:paragraph-properties fo:margin-left="13.3mm" fo:margin-right="0.0mm" fo:text-indent="0.0mm"/>
    </style:style>
    <style:style style:family="paragraph" style:name="Hilfstext" style:next-style-name="Text_20_body" style:parent-style-name="Text_20_body">
      <style:paragraph-properties/>
      <style:text-properties fo:color="#ff00ff" fo:font-weight="bold" style:font-size-asian="8.5pt" style:font-weight-asian="bold"/>
    </style:style>
    <style:style style:display-name="Vertrag-Nummerierung 2 folgende" style:family="paragraph" style:name="Vertrag-Nummerierung_20_2_20_folgende" style:parent-style-name="Vertrag_20_Nummerierung_20_2">
      <style:paragraph-properties fo:margin-left="18.61mm" fo:margin-right="0.0mm" fo:text-indent="0.0mm"/>
    </style:style>
    <style:style style:display-name="Fuß/-Endnotenüberschrift" style:family="paragraph" style:name="Fuß_2f_-Endnotenüberschrift" style:next-style-name="Standard" style:parent-style-name="Standard">
      <style:paragraph-properties/>
      <style:text-properties style:font-name="Arial" style:font-name-complex="Arial"/>
    </style:style>
    <style:style style:family="paragraph" style:name="Memo-Überschrift" style:next-style-name="Text_20_body" style:parent-style-name="Text_20_body">
      <style:paragraph-properties fo:margin-bottom="2.12mm" fo:margin-top="2.12mm"/>
      <style:text-properties fo:font-weight="bold" style:font-weight-asian="bold"/>
    </style:style>
    <style:style style:family="paragraph" style:name="Footer" style:parent-style-name="Standard">
      <style:paragraph-properties style:line-height-at-least="4.94m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abelle Überschrift rechts" style:family="paragraph" style:name="Tabelle_20_Überschrift_20_rechts" style:parent-style-name="Tabelle_20_Überschrift">
      <style:paragraph-properties fo:margin-left="-0.19mm" fo:margin-right="2.2mm" fo:text-align="right" fo:text-indent="0.0mm"/>
      <style:text-properties fo:country="GB" fo:language="en"/>
    </style:style>
    <style:style style:family="paragraph" style:name="RGV-Überschrift" style:next-style-name="Standard" style:parent-style-name="Standard">
      <style:paragraph-properties fo:margin-bottom="0.0mm" fo:margin-top="2.12mm"/>
      <style:text-properties fo:font-size="12.0pt" fo:font-weight="bold" style:font-name-complex="Arial" style:font-size-asian="12.0pt" style:font-weight-asian="bold" style:font-weight-complex="bold"/>
    </style:style>
    <style:style style:family="text" style:name="WW8Num9z2" style:parent-style-name="default_character_style">
      <style:text-properties style:font-name="Wingdings" style:font-name-complex="Wingdings"/>
    </style:style>
    <style:style style:family="text" style:name="WW8Num6z2" style:parent-style-name="default_character_style">
      <style:text-properties style:font-name="Wingdings" style:font-name-complex="Wingdings"/>
    </style:style>
    <style:style style:family="text" style:name="WW8Num7z1" style:parent-style-name="default_character_style">
      <style:text-properties fo:font-size="9.0pt" style:font-size-asian="9.0pt"/>
    </style:style>
    <style:style style:family="text" style:name="WW8Num8z0" style:parent-style-name="default_character_style">
      <style:text-properties fo:font-size="9.0pt" style:font-name="Arial" style:font-name-complex="Arial" style:font-size-asian="9.0pt"/>
    </style:style>
    <style:style style:display-name="Vertrag-Paragraph Zchn" style:family="text" style:name="Vertrag-Paragraph_20_Zchn" style:parent-style-name="default_character_style">
      <style:text-properties fo:country="DE" fo:font-size="9.0pt" fo:font-weight="bold" fo:language="de" style:font-name="Arial" style:font-name-complex="Arial" style:font-size-asian="9.0pt" style:font-weight-asian="bold"/>
    </style:style>
    <style:style style:display-name="Vertrag-Paragraph folgende Zchn" style:family="text" style:name="Vertrag-Paragraph_20_folgende_20_Zchn" style:parent-style-name="Vertrag-Paragraph_20_Zchn"/>
    <style:style style:family="text" style:name="WW8Num6z3" style:parent-style-name="default_character_style">
      <style:text-properties style:font-name="Symbol" style:font-name-complex="Symbol"/>
    </style:style>
    <style:style style:family="text" style:name="WW8Num9z0" style:parent-style-name="default_character_style">
      <style:text-properties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7ztrue" style:parent-style-name="default_character_style"/>
    <style:style style:family="text" style:name="WW8Num9z3" style:parent-style-name="default_character_style">
      <style:text-properties style:font-name="Symbol" style:font-name-complex="Symbol"/>
    </style:style>
    <style:style style:family="text" style:name="WW8Num9z4" style:parent-style-name="default_character_style">
      <style:text-properties style:font-name="Courier New" style:font-name-complex="Courier New"/>
    </style:style>
    <style:style style:family="text" style:name="Absatz-Standardschriftart" style:parent-style-name="default_character_style"/>
    <style:style style:family="text" style:name="WW8Num5zfalse" style:parent-style-name="default_character_style"/>
    <style:style style:family="text" style:name="WW8Num11ztrue" style:parent-style-name="default_character_style"/>
    <style:style style:display-name="Textkörper Zchn" style:family="text" style:name="Textkörper_20_Zchn" style:parent-style-name="default_character_style">
      <style:text-properties fo:country="DE" fo:font-size="9.0pt" fo:language="de" style:font-name="Arial" style:font-name-complex="Arial" style:font-size-asian="9.0pt"/>
    </style:style>
    <style:style style:display-name="Aufzählungszeichen Zchn" style:family="text" style:name="Aufzählungszeichen_20_Zchn" style:parent-style-name="Textkörper_20_Zchn"/>
    <style:style style:display-name="Aufzählung 1 folgende Zchn Zchn" style:family="text" style:name="Aufzählung_20_1_20_folgende_20_Zchn_20_Zchn" style:parent-style-name="Aufzählungszeichen_20_Zchn"/>
    <style:style style:display-name="TextkörperNachAufzählung Zchn Zchn" style:family="text" style:name="TextkörperNachAufzählung_20_Zchn_20_Zchn" style:parent-style-name="Textkörper_20_Zchn"/>
    <style:style style:family="text" style:name="WW8Num5ztrue" style:parent-style-name="default_character_style"/>
    <style:style style:family="text" style:name="WW8Num2ztrue" style:parent-style-name="default_character_style"/>
    <style:style style:display-name="Page Number" style:family="text" style:name="Page_20_Number" style:parent-style-name="default_character_style">
      <style:text-properties fo:font-size="8.0pt" style:font-name="Arial" style:font-name-complex="Arial" style:font-size-asian="8.0pt"/>
    </style:style>
    <style:style style:display-name="Nummerierung 1 Zchn Zchn" style:family="text" style:name="Nummerierung_20_1_20_Zchn_20_Zchn" style:parent-style-name="Aufzählungszeichen_20_Zchn"/>
    <style:style style:display-name="Nummerierung 1 folgende Zchn Zchn" style:family="text" style:name="Nummerierung_20_1_20_folgende_20_Zchn_20_Zchn" style:parent-style-name="Nummerierung_20_1_20_Zchn_20_Zchn"/>
    <style:style style:display-name="Aufzählungszeichen 2 Zchn" style:family="text" style:name="Aufzählungszeichen_20_2_20_Zchn" style:parent-style-name="Aufzählungszeichen_20_Zchn"/>
    <style:style style:family="text" style:name="WW8Num3ztrue" style:parent-style-name="default_character_style"/>
    <style:style style:family="text" style:name="WW8Num8ztrue" style:parent-style-name="default_character_style"/>
    <style:style style:family="text" style:name="Sourcecode" style:parent-style-name="default_character_style">
      <style:text-properties fo:font-size="10.0pt" style:font-name="Courier New" style:font-name-complex="Courier New" style:font-size-asian="10.0pt"/>
    </style:style>
    <style:style style:family="text" style:name="Emphasize" style:parent-style-name="default_character_style">
      <style:text-properties fo:font-weight="bold" style:font-weight-asian="bold"/>
    </style:style>
    <style:style style:display-name="Hilfstext Zchn" style:family="text" style:name="Hilfstext_20_Zchn" style:parent-style-name="default_character_style">
      <style:text-properties fo:color="#ff00ff" fo:country="DE" fo:font-size="9.0pt" fo:font-weight="bold" fo:language="de" style:font-name="Arial" style:font-name-complex="Arial" style:font-size-asian="9.0pt" style:font-weight-asian="bold"/>
    </style:style>
    <style:style style:display-name="Text klein" style:family="text" style:name="Text_20_klein" style:parent-style-name="default_character_style">
      <style:text-properties fo:font-size="8.5pt" style:font-size-asian="8.5pt"/>
    </style:style>
    <style:style style:display-name="Internet link" style:family="text" style:name="Internet_20_link" style:parent-style-name="default_character_style">
      <style:text-properties fo:color="#0000ff" fo:font-size="9.0pt" style:font-name="Arial" style:font-name-complex="Arial" style:font-size-asian="9.0pt" style:text-underline-style="solid"/>
    </style:style>
    <style:style style:family="text" style:name="WW8Num2z0" style:parent-style-name="default_character_style">
      <style:text-properties fo:color="#000000"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10z2" style:parent-style-name="default_character_style">
      <style:text-properties style:font-name="Wingdings" style:font-name-complex="Wingdings"/>
    </style:style>
    <style:style style:family="text" style:name="WW8Num11z1" style:parent-style-name="default_character_style">
      <style:text-properties fo:font-size="9.0pt" style:font-size-asian="9.0pt"/>
    </style:style>
    <style:style style:family="text" style:name="WW8Num12z0" style:parent-style-name="default_character_style">
      <style:text-properties fo:color="#000000" fo:font-size="9.0pt" fo:font-style="normal" fo:font-weight="normal" style:font-size-asian="9.0pt" style:font-style-asian="normal" style:font-weight-asian="normal"/>
    </style:style>
    <style:style style:family="text" style:name="WW8Num3z0" style:parent-style-name="default_character_style">
      <style:text-properties fo:color="#000000" fo:font-size="9.0pt" fo:font-style="normal" fo:font-weight="normal" style:font-size-asian="9.0pt" style:font-style-asian="normal" style:font-weight-asian="normal"/>
    </style:style>
    <style:style style:family="text" style:name="WW8Num10z1" style:parent-style-name="default_character_style">
      <style:text-properties style:font-name="Courier New" style:font-name-complex="Courier New"/>
    </style:style>
    <style:style style:family="text" style:name="WW8Num11z0" style:parent-style-name="default_character_style">
      <style:text-properties fo:font-size="11.0pt" style:font-size-asian="11.0pt"/>
    </style:style>
    <style:style style:display-name="Aufzählung 2 folgende Zchn Zchn" style:family="text" style:name="Aufzählung_20_2_20_folgende_20_Zchn_20_Zchn" style:parent-style-name="Aufzählung_20_1_20_folgende_20_Zchn_20_Zchn"/>
    <style:style style:family="text" style:name="WW8Num1z0" style:parent-style-name="default_character_style">
      <style:text-properties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10z3" style:parent-style-name="default_character_style">
      <style:text-properties style:font-name="Symbol" style:font-name-complex="Symbol"/>
    </style:style>
    <style:style style:family="text" style:name="WW8Num6z0" style:parent-style-name="default_character_style">
      <style:text-properties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6z1" style:parent-style-name="default_character_style">
      <style:text-properties style:font-name="Courier New" style:font-name-complex="Courier New"/>
    </style:style>
    <style:style style:family="text" style:name="WW8Num7z0" style:parent-style-name="default_character_style">
      <style:text-properties fo:font-size="11.0pt" style:font-size-asian="11.0pt"/>
    </style:style>
    <style:style style:family="text" style:name="WW8Num4z0" style:parent-style-name="default_character_style">
      <style:text-properties fo:color="#000000"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4ztrue" style:parent-style-name="default_character_style"/>
    <style:style style:family="text" style:name="WW8Num10z0" style:parent-style-name="default_character_style">
      <style:text-properties fo:font-size="9.0pt" style:font-name="Arial" style:font-name-complex="Arial" style:font-size-asian="9.0pt"/>
    </style:style>
    <style:style style:family="text" style:name="WW8Num12ztrue" style:parent-style-name="default_character_style"/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fd4a82" style:parent-style-name="Header">
      <style:paragraph-properties fo:line-height="4.23mm" fo:margin-bottom="1.41mm" fo:margin-left="115.02mm" fo:margin-right="-11.5mm" fo:margin-top="0.0mm" fo:text-indent="0.0mm"/>
    </style:style>
  </office:automatic-styles>
  <office:master-styles>
    <style:master-page style:name="Standard">
      <style:header>
        <text:p text:style-name="KopfzeileAnfangAbstand">Checkliste für den CodingGuide<text:s/></text:p>
        <text:p text:style-name="afd4a82">Seite<text:s/><text:page-number/>von<text:s/><text:page-count style:data-style-name="" style:num-format="1">1</text:page-count></text:p>
      </style:header>
      <style:footer>
        <text:p text:style-name="Footer"/>
      </style:footer>
    </style:master-page>
    <style:master-page style:name="First_20_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4</dc:date>
    <meta:editing-cycles>2</meta:editing-cycles>
    <meta:editing-duration>PT0.011S</meta:editing-duration>
  </office:meta>
</office:document-meta>
</file>